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25-05-1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24-07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23-08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21-06-0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996" calcext:value-type="float">
            <text:p>2.6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708" calcext:value-type="float">
            <text:p>1.8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231096193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